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b03" officeooo:paragraph-rsid="0009cb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 NAVBAR:</text:p>
      <text:p text:style-name="Standard">-come cambiare colore alla scritta "i Percorsi"?</text:p>
      <text:p text:style-name="Standard"/>
      <text:p text:style-name="Standard">TITOLO:</text:p>
      <text:p text:style-name="Standard">-vorrei mettere il Search accanto al titolo ma risulta troppo grande e non riesco a ridurlo</text:p>
      <text:p text:style-name="Standard"/>
      <text:p text:style-name="Standard">I BOTTONI:</text:p>
      <text:p text:style-name="Standard">-come cambiare colore alle scritte dei bottoni della barra laterale "correlati" e nelle 3 parti della zona cntrale in pag_leo?</text:p>
      <text:p text:style-name="Standard">-come cambiare il colore del bottone?</text:p>
      <text:p text:style-name="Standard">-nei 3 box dell'index non riesco a far aprire i link in una nuova pagina</text:p>
      <text:p text:style-name="Standard"/>
      <text:p text:style-name="Standard">PAGINATION:</text:p>
      <text:p text:style-name="Standard">-come si fa a farlo funzionare?</text:p>
      <text:p text:style-name="Standard"/>
      <text:p text:style-name="Standard">-come si creano i link delle pagine su github? ho creato index ma non so come fare per avere le altre pagine</text:p>
      <text:p text:style-name="Standard"/>
      <text:p text:style-name="Standard">-come faccio a fare apparire le immagini della cartella img (per adesso prende le immagini che ho sul pc?</text:p>
      <text:p text:style-name="Standard"/>
      <text:p text:style-name="Standard">-se apro il sito dal telefono i pezzi si accavallano, come lo devo sistemare?</text:p>
      <text:p text:style-name="Standard"/>
      <text:p text:style-name="Standard">-i tasti "Scarica i metadati" dovrebbero permettere di scaricare il file o aprirlo in una nuova scheda, come si fa?</text:p>
      <text:p text:style-name="Standard"/>
      <text:p text:style-name="Standard"/>
      <text:p text:style-name="P1">Poi in generale se dai una controllata al codice e mi dici se ci sono cose fatte male o che possono essere migliorate è megli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11:11:34.303533249</meta:creation-date>
    <dc:date>2021-09-07T11:12:26.907684011</dc:date>
    <meta:editing-duration>PT59S</meta:editing-duration>
    <meta:editing-cycles>1</meta:editing-cycles>
    <meta:document-statistic meta:table-count="0" meta:image-count="0" meta:object-count="0" meta:page-count="1" meta:paragraph-count="15" meta:word-count="176" meta:character-count="974" meta:non-whitespace-character-count="813"/>
    <meta:generator>LibreOffice/7.1.5.2$Linux_X86_64 LibreOffice_project/10$Build-2</meta:generator>
  </office:meta>
</office:document-meta>
</file>